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neva" svg:font-family="Genev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Standardskrifttypeiafsnit" style:family="text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3" style:parent-style-name="Standard" style:family="paragraph">
      <style:paragraph-properties fo:text-align="center"/>
      <style:text-properties style:font-name="Geneva" style:font-name-asian="Geneva" style:font-name-complex="Geneva" fo:color="#000000" fo:language="en" fo:country="US"/>
    </style:style>
    <style:style style:name="P4" style:parent-style-name="Standard" style:family="paragraph">
      <style:paragraph-properties fo:text-align="center"/>
      <style:text-properties style:font-name="Geneva" style:font-name-asian="Geneva" style:font-name-complex="Geneva" fo:color="#000000" fo:language="en" fo:country="US"/>
    </style:style>
    <style:style style:name="P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6" style:parent-style-name="Standardskrifttypeiafsnit" style:family="text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olumn12" style:family="table-column">
      <style:table-column-properties style:column-width="1.8861in"/>
    </style:style>
    <style:style style:name="TableColumn13" style:family="table-column">
      <style:table-column-properties style:column-width="1.5069in"/>
    </style:style>
    <style:style style:name="TableColumn14" style:family="table-column">
      <style:table-column-properties style:column-width="1.5069in"/>
    </style:style>
    <style:style style:name="TableColumn15" style:family="table-column">
      <style:table-column-properties style:column-width="1.5069in"/>
    </style:style>
    <style:style style:name="Table11" style:family="table">
      <style:table-properties style:width="6.4069in" fo:margin-left="0in" table:align="left"/>
    </style:style>
    <style:style style:name="TableRow16" style:family="table-row">
      <style:table-row-properties style:min-row-height="0.1687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Row25" style:family="table-row">
      <style:table-row-properties style:min-row-height="0.1687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Row34" style:family="table-row">
      <style:table-row-properties style:min-row-height="0.1611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Row43" style:family="table-row">
      <style:table-row-properties style:min-row-height="0.1687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4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5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6" style:parent-style-name="Standard" style:family="paragraph">
      <style:text-properties style:font-name="Geneva" style:font-name-asian="Geneva" style:font-name-complex="Geneva" fo:font-weight="bold" style:font-weight-asian="bold" fo:color="#000000" style:text-underline-type="single" style:text-underline-style="solid" style:text-underline-width="auto" style:text-underline-mode="continuous" fo:language="en" fo:country="US"/>
    </style:style>
    <style:style style:name="P5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5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2" style:parent-style-name="Standard" style:family="paragraph">
      <style:text-properties style:font-name="Geneva" style:font-name-asian="Geneva" style:font-name-complex="Geneva" fo:font-weight="bold" style:font-weight-asian="bold" fo:color="#000000" style:text-underline-type="single" style:text-underline-style="solid" style:text-underline-width="auto" style:text-underline-mode="continuous" fo:language="en" fo:country="US"/>
    </style:style>
    <style:style style:name="P6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65" style:parent-style-name="Standardskrifttypeiafsnit" style:family="text">
      <style:text-properties style:font-name="Geneva" style:font-name-asian="Geneva" style:font-name-complex="Geneva" fo:font-weight="bold" style:font-weight-asian="bold" fo:color="#000000" style:text-underline-type="single" style:text-underline-style="solid" style:text-underline-width="auto" style:text-underline-mode="continuous" fo:language="en" fo:country="US"/>
    </style:style>
    <style:style style:name="T66" style:parent-style-name="Standardskrifttypeiafsnit" style:family="text">
      <style:text-properties style:font-name="Geneva" style:font-name-asian="Geneva" style:font-name-complex="Geneva" fo:font-weight="bold" style:font-weight-asian="bold" fo:color="#000000" style:text-underline-type="single" style:text-underline-style="solid" style:text-underline-width="auto" style:text-underline-mode="continuous" fo:language="en" fo:country="US"/>
    </style:style>
    <style:style style:name="P6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6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1" style:parent-style-name="Standard" style:family="paragraph">
      <style:text-properties style:font-name="Geneva" style:font-name-asian="Geneva" style:font-name-complex="Geneva" fo:font-weight="bold" style:font-weight-asian="bold" fo:color="#000000" style:text-underline-type="single" style:text-underline-style="solid" style:text-underline-width="auto" style:text-underline-mode="continuous" fo:language="en" fo:country="US"/>
    </style:style>
    <style:style style:name="P7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T73" style:parent-style-name="Standardskrifttypeiafsnit" style:family="text">
      <style:text-properties style:font-name="Geneva" style:font-name-asian="Geneva" style:font-name-complex="Geneva" fo:color="#000000" fo:language="en" fo:country="US"/>
    </style:style>
    <style:style style:name="T74" style:parent-style-name="Standardskrifttypeiafsnit" style:family="text">
      <style:text-properties style:font-name="Geneva" style:font-name-asian="Geneva" style:font-name-complex="Geneva" fo:font-weight="bold" style:font-weight-asian="bold" fo:color="#000000" fo:language="en" fo:country="US"/>
    </style:style>
    <style:style style:name="P7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7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89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90" style:parent-style-name="Standard" style:family="paragraph">
      <style:paragraph-properties fo:text-align="center"/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91" style:parent-style-name="Standard" style:family="paragraph">
      <style:paragraph-properties fo:text-align="center"/>
      <style:text-properties style:font-name="Geneva" style:font-name-asian="Geneva" style:font-name-complex="Geneva" fo:color="#000000" fo:language="en" fo:country="US"/>
    </style:style>
    <style:style style:name="P92" style:parent-style-name="Standard" style:family="paragraph">
      <style:paragraph-properties fo:text-align="center"/>
      <style:text-properties style:font-name="Geneva" style:font-name-asian="Geneva" style:font-name-complex="Geneva" fo:color="#000000" fo:language="en" fo:country="US"/>
    </style:style>
    <style:style style:name="P9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9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95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9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9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98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99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0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01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02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0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04" style:parent-style-name="Standard" style:family="paragraph">
      <style:text-properties style:font-name="Geneva" style:font-name-asian="Geneva" style:font-name-complex="Geneva" fo:font-weight="bold" style:font-weight-asian="bold" fo:color="#000000" fo:language="en" fo:country="US"/>
    </style:style>
    <style:style style:name="P105" style:parent-style-name="Standard" style:family="paragraph">
      <style:text-properties style:font-name="Geneva" style:font-name-asian="Geneva" style:font-name-complex="Geneva" fo:font-weight="bold" style:font-weight-asian="bold" fo:color="#000000" fo:language="en" fo:country="US"/>
    </style:style>
    <style:style style:name="P10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0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08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0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1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1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12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13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14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15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16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1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1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19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20" style:parent-style-name="Standard" style:family="paragraph"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2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2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4" style:parent-style-name="Standard" style:family="paragraph">
      <style:paragraph-properties fo:text-align="center"/>
      <style:text-properties style:font-name="Geneva" style:font-name-asian="Geneva" style:font-name-complex="Geneva" fo:font-weight="bold" style:font-weight-asian="bold" style:font-weight-complex="bold" fo:color="#000000" fo:language="en" fo:country="US"/>
    </style:style>
    <style:style style:name="P135" style:parent-style-name="Standard" style:family="paragraph">
      <style:paragraph-properties fo:text-align="center"/>
      <style:text-properties style:font-name="Geneva" style:font-name-asian="Geneva" style:font-name-complex="Geneva" fo:color="#000000" fo:language="en" fo:country="US"/>
    </style:style>
    <style:style style:name="P13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3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2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3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4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5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6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7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8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49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50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51" style:parent-style-name="Standard" style:family="paragraph">
      <style:text-properties style:font-name="Geneva" style:font-name-asian="Geneva" style:font-name-complex="Geneva" fo:color="#000000" fo:language="en" fo:country="US"/>
    </style:style>
    <style:style style:name="P152" style:parent-style-name="Standard" style:family="paragraph">
      <style:text-properties style:font-name="Geneva" style:font-name-asian="Geneva" style:font-name-complex="Geneva" fo:color="#000000" fo:language="en" fo:country="US"/>
    </style:style>
  </office:automatic-styles>
  <office:body>
    <office:text text:use-soft-page-breaks="true">
      <text:p text:style-name="P1"><text:span text:style-name="T2">PANDEMIC - Game board features</text:span></text:p>
      <text:p text:style-name="P3">Description of code functions</text:p>
      <text:p text:style-name="P4"/>
      <text:p text:style-name="P5"/>
      <text:p text:style-name="Standard"><text:span text:style-name="T6">Board features (what it contains)</text:span></text:p>
      <text:p text:style-name="P7">Size: The size of the gameboard is 4x4 spots</text:p>
      <text:p text:style-name="P8">Spots: The 16 spots can all contain<text:s/>several conditions inside of them</text:p>
      <text:p text:style-name="P9">SpotValue: A numerical value for all 16 spots (A0,A1,A2,A4, B0, etc.)<text:line-break/>SpotName: A string<text:s/>name for all 16 spots (eg. city name Atlanta, Boston, etc.)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“A1<text:s/>– Atlanta”</text:p>
          </table:table-cell>
          <table:table-cell table:style-name="TableCell19">
            <text:p text:style-name="P20">“A2<text:s/>–<text:s/>Baltimore”</text:p>
          </table:table-cell>
          <table:table-cell table:style-name="TableCell21">
            <text:p text:style-name="P22">“A3 – Boston”</text:p>
          </table:table-cell>
          <table:table-cell table:style-name="TableCell23">
            <text:p text:style-name="P24">“A4 – Conneticut”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P54">Board Interaction (how it communicates with players)</text:p>
      <text:p text:style-name="P55"/>
      <text:p text:style-name="P56">Add/Remove functions</text:p>
      <text:p text:style-name="P57">Insert player piece at spot<text:line-break/>Remove player piece at spot</text:p>
      <text:p text:style-name="P58">Add disease at spot</text:p>
      <text:p text:style-name="P59">Remove disease at spot</text:p>
      <text:p text:style-name="P60">Add research center at spot</text:p>
      <text:p text:style-name="P61"/>
      <text:p text:style-name="P62">Communicate in text to players</text:p>
      <text:p text:style-name="P63">Visual text representation of board</text:p>
      <text:p text:style-name="P64"/>
      <text:p text:style-name="Standard"><text:span text:style-name="T65">Listen for player<text:s/></text:span><text:span text:style-name="T66">input</text:span></text:p>
      <text:p text:style-name="P67">Allow<text:s/>to travel from spot x to spot y</text:p>
      <text:p text:style-name="P68">Where to build a research center on a board spot</text:p>
      <text:p text:style-name="P69">Where to remove a disease on a board spot</text:p>
      <text:p text:style-name="P70"/>
      <text:p text:style-name="P71">Listen for game controller input</text:p>
      <text:p text:style-name="P72">Where to put disease(s) on a board spot</text:p>
      <text:p text:style-name="Standard"><text:span text:style-name="T73"><text:line-break/></text:span><text:span text:style-name="T74">Comments:<text:s/></text:span></text:p>
      <text:p text:style-name="P75">Static variables should go into the gameboard. <text:s/></text:p>
      <text:p text:style-name="P76">Dynamic variables should go into the game controller.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Pandemic game board code</text:p>
      <text:p text:style-name="P91">-<text:s/>Pseudo Code</text:p>
      <text:p text:style-name="P92"/>
      <text:p text:style-name="P93"/>
      <text:p text:style-name="P94">//Create a board class to keep all features and actual code in</text:p>
      <text:p text:style-name="P95">Gameboard class {}</text:p>
      <text:p text:style-name="P96"/>
      <text:p text:style-name="P97">//Create Gameboards own features first</text:p>
      <text:p text:style-name="P98">Gameboard()</text:p>
      <text:p text:style-name="P99"/>
      <text:p text:style-name="P100">//Create a multidimensional array<text:s/>of objects<text:s/>with 16 spots to store various features and give a location ID</text:p>
      <text:p text:style-name="P101">Array[][]<text:s/>Boardspots</text:p>
      <text:p text:style-name="P102"/>
      <text:p text:style-name="P103">//Create a double for-loop to initialise board array with identification</text:p>
      <text:p text:style-name="P104">Player must be able to identify where he or she is</text:p>
      <text:p text:style-name="P105">Controller/server must be able to identify where he or she is</text:p>
      <text:p text:style-name="P106"/>
      <text:p text:style-name="P107">///Create a way to identify the array spots for players and gamecontroller</text:p>
      <text:p text:style-name="P108">Objects with<text:s/>float numbers, integers or maybe string types</text:p>
      <text:p text:style-name="P109">If we do it with counting= integers. Another way = strings is enough</text:p>
      <text:p text:style-name="P110"/>
      <text:p text:style-name="P111">//Add or remove a variable method for each spot<text:s/>(Arraylist)</text:p>
      <text:p text:style-name="P112">set<text:s/>disease()<text:s/>(inserts code)</text:p>
      <text:p text:style-name="P113">set<text:s/>player()<text:s/>(inserts code)</text:p>
      <text:p text:style-name="P114">set<text:s/>research center()<text:s/>(inserts code)</text:p>
      <text:p text:style-name="P115">get<text:s/>disease()<text:s/>(takes away)</text:p>
      <text:p text:style-name="P116">get<text:s/>player()<text:s/>(takes away)</text:p>
      <text:p text:style-name="P117"/>
      <text:p text:style-name="P118">//Gameboardstate()</text:p>
      <text:p text:style-name="P119">After each playeraction a textbased grid with 16 citys are<text:s/>shown to the<text:s/>player</text:p>
      <text:p text:style-name="P120">Store states in gameboard class then takes properties and print them out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Pandemic game board code</text:p>
      <text:p text:style-name="P135">- Actual code</text:p>
      <text:p text:style-name="P136"/>
      <text:p text:style-name="P137"/>
      <text:p text:style-name="P138"/>
      <text:p text:style-name="P139"/>
      <text:p text:style-name="P140">Public class Gameboard { }<text:s/><text:tab/><text:tab/>//Creates Gameboard class</text:p>
      <text:p text:style-name="P141"/>
      <text:p text:style-name="P142">Gameboard()<text:tab/><text:tab/><text:tab/><text:tab/><text:tab/>//A constructor for later initialisation in main<text:line-break/></text:p>
      <text:p text:style-name="P143"/>
      <text:p text:style-name="P144">//Create board variable features</text:p>
      <text:p text:style-name="P145"/>
      <text:p text:style-name="P146">Public struct[][] <text:s/><text:tab/><text:tab/><text:tab/><text:tab/>//A<text:s/>double struct array as container for data</text:p>
      <text:p text:style-name="P147"/>
      <text:p text:style-name="P148">//Create board methods</text:p>
      <text:p text:style-name="P149">public void initializeboard()<text:s/><text:tab/><text:tab/>//Initialize struckt array with numbers</text:p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neva" svg:font-family="Genev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0">
      <style:text-properties fo:hyphenate="false"/>
    </style:style>
    <style:style style:name="Billedtekst" style:display-name="Billedtekst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extBody0" style:display-name="Text Body" style:family="paragraph" style:parent-style-name="Standard">
      <style:text-properties fo:hyphenate="false"/>
    </style:style>
    <style:style style:name="TableContents" style:display-name="Table Contents" style:family="paragraph" style:parent-style-name="TextBody0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Sidehoved" style:display-name="Sidehoved" style:family="paragraph" style:parent-style-name="Standard">
      <style:text-properties fo:hyphenate="false"/>
    </style:style>
    <style:style style:name="Sidefod" style:display-name="Sidefod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us Victor Høgh</dc:creator>
    <meta:creation-date>2015-11-28T19:32:00Z</meta:creation-date>
    <dc:date>2015-11-29T11:05:00Z</dc:date>
    <meta:template xlink:href="Normal.dotm" xlink:type="simple"/>
    <meta:editing-cycles>20</meta:editing-cycles>
    <meta:editing-duration>PT30960S</meta:editing-duration>
    <meta:document-statistic meta:page-count="3" meta:paragraph-count="5" meta:word-count="355" meta:character-count="2522" meta:row-count="18" meta:non-whitespace-character-count="2172"/>
  </office:meta>
</office:document-meta>
</file>